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6" style:family="table-row">
      <style:table-row-properties fo:keep-together="auto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break-before="auto" fo:break-after="auto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Heading_20_2">
      <style:paragraph-properties fo:break-before="auto" fo:break-after="auto"/>
    </style:style>
    <style:style style:name="P11" style:family="paragraph" style:parent-style-name="Title" style:master-page-name="Standard">
      <style:paragraph-properties style:page-number="1" fo:break-before="auto" fo:break-after="auto"/>
    </style:style>
    <style:style style:name="P12" style:family="paragraph">
      <style:paragraph-properties fo:margin-top="0in" fo:margin-bottom="0in" fo:line-height="100%" fo:text-align="center"/>
    </style:style>
    <style:style style:name="P13" style:family="paragraph">
      <loext:graphic-properties draw:fill="solid" draw:fill-color="#cfe2f3"/>
      <style:paragraph-properties fo:margin-top="0in" fo:margin-bottom="0in" fo:line-height="100%" fo:text-align="center"/>
    </style:style>
    <style:style style:name="P14" style:family="paragraph">
      <loext:graphic-properties draw:fill="solid" draw:fill-color="#6d9eeb"/>
      <style:paragraph-properties fo:margin-top="0in" fo:margin-bottom="0in" fo:line-height="100%" fo:text-align="center"/>
    </style:style>
    <style:style style:name="P15" style:family="paragraph">
      <loext:graphic-properties draw:fill="solid" draw:fill-color="#cfe2f3"/>
      <style:paragraph-properties fo:text-align="start"/>
    </style:style>
    <style:style style:name="P16" style:family="paragraph">
      <style:paragraph-properties fo:margin-top="0in" fo:margin-bottom="0in" fo:line-height="100%" fo:text-align="start"/>
    </style:style>
    <style:style style:name="P17" style:family="paragraph">
      <loext:graphic-properties draw:fill="none"/>
      <style:paragraph-properties fo:margin-top="0in" fo:margin-bottom="0in" fo:line-height="100%"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solid" draw:fill-color="#d0e0e3"/>
      <style:paragraph-properties fo:margin-top="0in" fo:margin-bottom="0in" fo:line-height="100%" fo:text-align="center"/>
    </style:style>
    <style:style style:name="P20" style:family="paragraph">
      <loext:graphic-properties draw:fill="none"/>
      <style:paragraph-properties fo:margin-top="0in" fo:margin-bottom="0in" fo:line-height="100%" fo:text-align="center"/>
    </style:style>
    <style:style style:name="P21" style:family="paragraph">
      <loext:graphic-properties draw:fill="solid" draw:fill-color="#9fc5e8"/>
      <style:paragraph-properties fo:margin-top="0in" fo:margin-bottom="0in" fo:line-height="100%"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#a4c2f4" loext:char-shading-value="0"/>
    </style:style>
    <style:style style:name="T3" style:family="text">
      <style:text-properties fo:font-weight="bold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1.989in" fo:min-width="1.786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ffffff" draw:stroke-linejoin="round" draw:fill="solid" draw:fill-color="#6d9eeb" draw:textarea-vertical-align="top" draw:auto-grow-height="false" draw:fit-to-size="false" style:shrink-to-fit="false" fo:min-height="0.1807in" fo:min-width="1.340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ffffff" draw:stroke-linejoin="round" draw:fill="solid" draw:fill-color="#6d9eeb" draw:textarea-vertical-align="top" draw:auto-grow-height="false" draw:fit-to-size="false" style:shrink-to-fit="false" fo:min-height="0.1811in" fo:min-width="1.3402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882in" fo:min-width="0.3528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1.2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1.3472in" fo:min-width="1.211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ffffff" draw:stroke-linejoin="round" draw:fill="solid" draw:fill-color="#6d9eeb" draw:textarea-vertical-align="top" draw:auto-grow-height="false" draw:fit-to-size="false" style:shrink-to-fit="false" fo:min-height="0.0693in" fo:min-width="0.8953in" fo:padding-top="0.1in" fo:padding-bottom="0.1in" fo:padding-left="0.1in" fo:padding-right="0.1in" fo:wrap-option="wrap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035in" fo:min-width="0.1925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0.6311in" fo:min-width="1.0016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ffffff" draw:stroke-linejoin="round" draw:fill="solid" draw:fill-color="#6d9eeb" draw:textarea-vertical-align="top" draw:auto-grow-height="false" draw:fit-to-size="false" style:shrink-to-fit="false" fo:min-height="0.0693in" fo:min-width="0.8957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1.6929in" fo:min-width="0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0.3283in" fo:min-width="1.3055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marker-start="msArrowEnd_20_5" draw:marker-start-width="0.0827in" draw:marker-start-center="false" draw:stroke-linejoin="round" draw:fill="none" draw:textarea-vertical-align="middle" draw:auto-grow-height="false" draw:fit-to-size="false" style:shrink-to-fit="false" fo:min-height="1.0583in" fo:min-width="2.0535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783in" fo:min-width="1.2465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0.3283in" fo:min-width="1.3063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035in" fo:min-width="0.1929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1925in" fo:min-width="1.128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437in" fo:min-width="1.2146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solid" draw:fill-color="#d0e0e3" draw:textarea-vertical-align="top" draw:auto-grow-height="false" draw:fit-to-size="false" style:shrink-to-fit="false" fo:min-height="2.778in" fo:min-width="1.3425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solid" draw:fill-color="#d0e0e3" draw:textarea-vertical-align="top" draw:auto-grow-height="false" draw:fit-to-size="false" style:shrink-to-fit="false" fo:min-height="2.778in" fo:min-width="4.4008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789in" fo:min-width="0.8055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354in" fo:min-width="0.6339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99in" fo:min-width="0.1618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7957in" fo:min-width="0.7154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99in" fo:min-width="0.1626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6547in" fo:min-width="0.7217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583in" fo:min-width="0.6339in" fo:padding-top="0.1in" fo:padding-bottom="0.1in" fo:padding-left="0.1in" fo:padding-right="0.1in" fo:wrap-option="wrap" style:run-through="foreground"/>
    </style:style>
    <style:style style:name="gr31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043in" fo:min-width="0in" fo:padding-top="0.1in" fo:padding-bottom="0.1in" fo:padding-left="0.1in" fo:padding-right="0.1in" fo:wrap-option="wrap" style:run-through="foreground"/>
    </style:style>
    <style:style style:name="gr32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043in" fo:min-width="1.2984in" fo:padding-top="0.1in" fo:padding-bottom="0.1in" fo:padding-left="0.1in" fo:padding-right="0.1in" fo:wrap-option="wrap" style:run-through="foreground"/>
    </style:style>
    <style:style style:name="gr3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189in" fo:min-width="0in" fo:padding-top="0.1in" fo:padding-bottom="0.1in" fo:padding-left="0.1in" fo:padding-right="0.1in" fo:wrap-option="wrap" style:run-through="foreground"/>
    </style:style>
    <style:style style:name="gr3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189in" fo:min-width="1.1335in" fo:padding-top="0.1in" fo:padding-bottom="0.1in" fo:padding-left="0.1in" fo:padding-right="0.1in" fo:wrap-option="wrap" style:run-through="foreground"/>
    </style:style>
    <style:style style:name="gr3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236in" fo:min-width="0in" fo:padding-top="0.1in" fo:padding-bottom="0.1in" fo:padding-left="0.1in" fo:padding-right="0.1in" fo:wrap-option="wrap" style:run-through="foreground"/>
    </style:style>
    <style:style style:name="gr3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319in" fo:min-width="0in" fo:padding-top="0.1in" fo:padding-bottom="0.1in" fo:padding-left="0.1in" fo:padding-right="0.1in" fo:wrap-option="wrap" style:run-through="foreground"/>
    </style:style>
    <style:style style:name="gr3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9102in" fo:min-width="1.3047in" fo:padding-top="0.1in" fo:padding-bottom="0.1in" fo:padding-left="0.1in" fo:padding-right="0.1in" fo:wrap-option="wrap" style:run-through="foreground"/>
    </style:style>
    <style:style style:name="gr38" style:family="graphic">
      <style:graphic-properties draw:stroke="solid" svg:stroke-width="0.0102in" svg:stroke-color="#000000" draw:stroke-linejoin="round" draw:fill="solid" draw:fill-color="#d0e0e3" draw:textarea-vertical-align="top" draw:auto-grow-height="false" draw:fit-to-size="false" style:shrink-to-fit="false" fo:min-height="2.1228in" fo:min-width="3.278in" fo:padding-top="0.1in" fo:padding-bottom="0.1in" fo:padding-left="0.1in" fo:padding-right="0.1in" fo:wrap-option="wrap" style:run-through="foreground"/>
    </style:style>
    <style:style style:name="gr3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181in" fo:min-width="0.0984in" fo:padding-top="0.1in" fo:padding-bottom="0.1in" fo:padding-left="0.1in" fo:padding-right="0.1in" fo:wrap-option="wrap" style:run-through="foreground"/>
    </style:style>
    <style:style style:name="gr40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181in" fo:min-width="0.0992in" fo:padding-top="0.1in" fo:padding-bottom="0.1in" fo:padding-left="0.1in" fo:padding-right="0.1in" fo:wrap-option="wrap" style:run-through="foreground"/>
    </style:style>
    <style:style style:name="gr4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4665in" fo:min-width="0.5661in" fo:padding-top="0.1in" fo:padding-bottom="0.1in" fo:padding-left="0.1in" fo:padding-right="0.1in" fo:wrap-option="wrap" style:run-through="foreground"/>
    </style:style>
    <style:style style:name="gr42" style:family="graphic">
      <style:graphic-properties draw:stroke="solid" svg:stroke-width="0.0102in" svg:stroke-color="#000000" draw:stroke-linejoin="round" draw:fill="solid" draw:fill-color="#cfe2f3" draw:textarea-vertical-align="top" draw:auto-grow-height="false" draw:fit-to-size="false" style:shrink-to-fit="false" fo:min-height="0.1575in" fo:min-width="0.489in" fo:padding-top="0.1in" fo:padding-bottom="0.1in" fo:padding-left="0.1in" fo:padding-right="0.1in" fo:wrap-option="wrap" style:run-through="foreground"/>
    </style:style>
    <style:style style:name="gr4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5709in" fo:min-width="0in" fo:padding-top="0.1in" fo:padding-bottom="0.1in" fo:padding-left="0.1in" fo:padding-right="0.1in" fo:wrap-option="wrap" style:run-through="foreground"/>
    </style:style>
    <style:style style:name="gr4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917in" fo:min-width="0in" fo:padding-top="0.1in" fo:padding-bottom="0.1in" fo:padding-left="0.1in" fo:padding-right="0.1in" fo:wrap-option="wrap" style:run-through="foreground"/>
    </style:style>
    <style:style style:name="gr45" style:family="graphic">
      <style:graphic-properties draw:stroke="solid" svg:stroke-width="0.0102in" svg:stroke-color="#000000" draw:stroke-linejoin="round" draw:fill="solid" draw:fill-color="#d0e0e3" draw:textarea-vertical-align="top" draw:auto-grow-height="false" draw:fit-to-size="false" style:shrink-to-fit="false" fo:min-height="2.1228in" fo:min-width="2.3661in" fo:padding-top="0.1in" fo:padding-bottom="0.1in" fo:padding-left="0.1in" fo:padding-right="0.1in" fo:wrap-option="wrap" style:run-through="foreground"/>
    </style:style>
    <style:style style:name="gr4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709in" fo:min-width="0.6362in" fo:padding-top="0.1in" fo:padding-bottom="0.1in" fo:padding-left="0.1in" fo:padding-right="0.1in" fo:wrap-option="wrap" style:run-through="foreground"/>
    </style:style>
    <style:style style:name="gr4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134in" fo:min-width="0.489in" fo:padding-top="0.1in" fo:padding-bottom="0.1in" fo:padding-left="0.1in" fo:padding-right="0.1in" fo:wrap-option="wrap" style:run-through="foreground"/>
    </style:style>
    <style:style style:name="gr4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709in" fo:min-width="0.6366in" fo:padding-top="0.1in" fo:padding-bottom="0.1in" fo:padding-left="0.1in" fo:padding-right="0.1in" fo:wrap-option="wrap" style:run-through="foreground"/>
    </style:style>
    <style:style style:name="gr49" style:family="graphic">
      <style:graphic-properties draw:stroke="solid" svg:stroke-width="0.0102in" svg:stroke-color="#000000" draw:marker-start="msArrowStealthEnd_20_5" draw:marker-start-width="0.0827in" draw:marker-start-center="false" draw:stroke-linejoin="round" draw:fill="none" draw:textarea-vertical-align="middle" draw:auto-grow-height="false" draw:fit-to-size="false" style:shrink-to-fit="false" fo:min-height="0.1571in" fo:min-width="0in" fo:padding-top="0.1in" fo:padding-bottom="0.1in" fo:padding-left="0.1in" fo:padding-right="0.1in" fo:wrap-option="wrap" style:run-through="foreground"/>
    </style:style>
    <style:style style:name="gr50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571in" fo:min-width="0.9626in" fo:padding-top="0.1in" fo:padding-bottom="0.1in" fo:padding-left="0.1in" fo:padding-right="0.1in" fo:wrap-option="wrap" style:run-through="foreground"/>
    </style:style>
    <style:style style:name="gr51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717in" fo:min-width="1.3925in" fo:padding-top="0.1in" fo:padding-bottom="0.1in" fo:padding-left="0.1in" fo:padding-right="0.1in" fo:wrap-option="wrap" style:run-through="foreground"/>
    </style:style>
    <style:style style:name="gr5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4665in" fo:min-width="0.5665in" fo:padding-top="0.1in" fo:padding-bottom="0.1in" fo:padding-left="0.1in" fo:padding-right="0.1in" fo:wrap-option="wrap" style:run-through="foreground"/>
    </style:style>
    <style:style style:name="gr53" style:family="graphic">
      <style:graphic-properties draw:stroke="solid" svg:stroke-width="0.0102in" svg:stroke-color="#000000" draw:stroke-linejoin="round" draw:fill="solid" draw:fill-color="#9fc5e8" draw:textarea-vertical-align="top" draw:auto-grow-height="false" draw:fit-to-size="false" style:shrink-to-fit="false" fo:min-height="0in" fo:min-width="0.3091in" fo:padding-top="0.1in" fo:padding-bottom="0.1in" fo:padding-left="0.1in" fo:padding-right="0.1in" fo:wrap-option="wrap" style:run-through="foreground"/>
    </style:style>
    <style:style style:name="gr5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5709in" fo:min-width="0.8126in" fo:padding-top="0.1in" fo:padding-bottom="0.1in" fo:padding-left="0.1in" fo:padding-right="0.1in" fo:wrap-option="wrap" style:run-through="foreground"/>
    </style:style>
    <style:style style:name="gr5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728in" fo:min-width="0.5563in" fo:padding-top="0.1in" fo:padding-bottom="0.1in" fo:padding-left="0.1in" fo:padding-right="0.1in" fo:wrap-option="wrap" style:run-through="foreground"/>
    </style:style>
    <style:style style:name="gr5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2764in" fo:min-width="0.911in" fo:padding-top="0.1in" fo:padding-bottom="0.1in" fo:padding-left="0.1in" fo:padding-right="0.1in" fo:wrap-option="wrap" style:run-through="foreground"/>
    </style:style>
    <style:style style:name="gr5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2764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rabkganh7nop"/>Metoder til at producere events</text:p>
      <text:p text:style-name="P3"/>
      <text:p text:style-name="P3">Det er et overordnet mål, at der skal produceres forretningsnære events til Kafka. Events, der indeholder data, felter og strukturer, der nærmer sig koncepter fra den forretningsmæssige begrebsverden.</text:p>
      <text:p text:style-name="P3">Tabeller og data fra databasen står typisk i modsætningsforhold til dette. For eksempel er data typisk i en database typisk normaliseret og det er ikke givet af navngivning af tabeller og kolonner tager udgangspunkt i den forretningsmæssige verden.</text:p>
      <text:p text:style-name="P3">Typisk er dataindholdet i tabellerne også være mere finkornet, end de forretningsmæssige entiteter.</text:p>
      <text:p text:style-name="P3">Herved opstår der et behov for, at data fra databasen aggregeres/mappes/modelleres før de lægges på et Kafka topic. denne proces kan enten finde sted i en services applikationslag eller i en selvstændig service rettet mod denne opgave.</text:p>
      <text:p text:style-name="P3">Der er derudover flere metoder til at producere til Kafka på - heriblandt enten at skrive direkte til Kafka eller lade events “mellemlande” i et eventstore.</text:p>
      <text:p text:style-name="P3">Dokumentet her beskæftiger sig med, hvorfra events de skabes og hvordan de når frem til at Kafka topic.</text:p>
      <text:p text:style-name="P3"/>
      <text:p text:style-name="P3">Dokumentet skelner mellem, om events skal produceres fra simple systemer, som er karakteriseret ved at være: “overskuelige services” med “højfrekvent” deploy-cyklus eller de snarere skal produceres fra komplicerede systemer, som er: “svært gennemskuelige systemer” <text:s/>med sjældne deploys.</text:p>
      <text:p text:style-name="P3"/>
      <text:p text:style-name="P10"><text:bookmark text:name="_t81kk59gbqen"/>Event producering fra simple systemer</text:p>
      <text:p text:style-name="P3">I et simpelt system, er der ikke nogen bekymringer i at rette i applikationskoden - og rettelser vil nå hurtigt i produktion.</text:p>
      <text:p text:style-name="P3">Derfor er det oplagt at anvende dette simple mønster, når events skal produceres:</text:p>
      <text:p text:style-name="P3"/>
      <text:p text:style-name="P3"><draw:g text:anchor-type="as-char" draw:z-index="0" draw:style-name="gr1"><draw:custom-shape draw:name="Shape 90" draw:style-name="gr2" draw:text-style-name="P13" svg:width="2.2004in" svg:height="2.4031in" svg:x="0in" svg:y="0in"><text:p text:style-name="P12"><text:span text:style-name="T7">Klient System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1" draw:style-name="gr3" draw:text-style-name="P14" svg:width="1.5807in" svg:height="0.4213in" svg:x="0.3098in" svg:y="0.5839in"><text:p text:style-name="P12"><text:span text:style-name="T8">Servi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2" draw:style-name="gr4" draw:text-style-name="P14" svg:width="1.5807in" svg:height="0.4217in" svg:x="0.3098in" svg:y="1.1272in"><text:p text:style-name="P12"><text:span text:style-name="T8">Application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3" draw:style-name="gr3" draw:text-style-name="P14" svg:width="1.5807in" svg:height="0.4213in" svg:x="0.3098in" svg:y="1.7272in"><text:p text:style-name="P12"><text:span text:style-name="T8">Persisten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4" draw:style-name="gr5" draw:text-style-name="P15" svg:width="0.5524in" svg:height="0.2878in" svg:x="3.2917in" svg:y="1.1945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5" draw:style-name="gr5" draw:text-style-name="P15" svg:width="0.5524in" svg:height="0.2878in" svg:x="3.8445in" svg:y="1.1945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6" draw:style-name="gr2" draw:text-style-name="P13" svg:width="2.2004in" svg:height="2.4031in" svg:x="0in" svg:y="0in"><text:p text:style-name="P12"><text:span text:style-name="T7">Producer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7" draw:style-name="gr3" draw:text-style-name="P14" svg:width="1.5807in" svg:height="0.4213in" svg:x="0.3098in" svg:y="0.5839in"><text:p text:style-name="P12"><text:span text:style-name="T8">Servi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8" draw:style-name="gr4" draw:text-style-name="P14" svg:width="1.5807in" svg:height="0.4217in" svg:x="0.3098in" svg:y="1.1272in"><text:p text:style-name="P12"><text:span text:style-name="T8">Application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9" draw:style-name="gr3" draw:text-style-name="P14" svg:width="1.5807in" svg:height="0.4213in" svg:x="0.3098in" svg:y="1.7272in"><text:p text:style-name="P12"><text:span text:style-name="T8">Persisten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100" draw:style-name="gr5" draw:text-style-name="P15" svg:width="0.5524in" svg:height="0.2878in" svg:x="3.2917in" svg:y="1.1945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1" draw:style-name="gr5" draw:text-style-name="P15" svg:width="0.5524in" svg:height="0.2878in" svg:x="3.8445in" svg:y="1.1945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2" draw:style-name="gr5" draw:text-style-name="P15" svg:width="0.5524in" svg:height="0.2878in" svg:x="4.3965in" svg:y="1.1945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3" draw:style-name="gr6" draw:text-style-name="P17" svg:width="3.0831in" svg:height="0.5516in" svg:x="3.1854in" svg:y="0.8465in"><text:p text:style-name="P16"><text:span text:style-name="T9">Topic:event.klientadministration.tilsyn.klient.v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8" svg:width="1.4004in" svg:height="0.0012in" svg:x="1.8909in" svg:y="1.3382in"><text:p/><draw:enhanced-geometry draw:mirror-horizontal="false" draw:mirror-vertical="false" svg:viewBox="0 0 21600 21600" draw:type="mso-spt32" draw:enhanced-path="M 0 0 L 21600 21600 N"/></draw:custom-shape></draw:g></text:p>
      <text:p text:style-name="P3"><text:span text:style-name="T1">Den producerende service rettes til, så der lægges et event på et Kafka topic, så snart databasen er opdateret.</text:span></text:p>
      <text:p text:style-name="P3"/>
      <text:p text:style-name="P3">Pros/Cons for mønsteret er følgende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5">Simpelt Kafka producer mønst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<text:span text:style-name="T3">Pros</text:span></text:p>
          </table:table-cell>
          <table:table-cell table:style-name="Table1.B2" office:value-type="string">
            <text:p text:style-name="P5"><text:span text:style-name="T3">Cons</text:span></text:p>
          </table:table-cell>
        </table:table-row>
        <table:table-row table:style-name="Table1.3">
          <table:table-cell table:style-name="Table1.A3" office:value-type="string">
            <text:p text:style-name="P1">Simpelt driftssetup, kræver ikke nogen yderligere komponenter</text:p>
          </table:table-cell>
          <table:table-cell table:style-name="Table1.B3" office:value-type="string">
            <text:p text:style-name="P6">Introducere en hård runtime afhængighed til en kørende Kafka</text:p>
          </table:table-cell>
        </table:table-row>
        <table:table-row table:style-name="Table1.4">
          <table:table-cell table:style-name="Table1.A4" office:value-type="string">
            <text:p text:style-name="P6">Fleksibel producer-opsætning - produceren kan f.eks. let konfigureres til afvige fra standarden “exactly-once-delivere” efter behov</text:p>
          </table:table-cell>
          <table:table-cell table:style-name="Table1.B4" office:value-type="string">
            <text:p text:style-name="P6">Introducere bindinger til nye libs i koden</text:p>
          </table:table-cell>
        </table:table-row>
        <table:table-row table:style-name="Table1.5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>Introducere krav udviklere omkring Kafka færdigheder </text:p>
          </table:table-cell>
        </table:table-row>
        <table:table-row table:style-name="Table1.6"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P6">Risiko for data-inkonsistens, da db-opdatering og skrivning til Kafka topic ikke kan pågå i samme commit-scope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Alternativt kan dette mønster anvendes:</text:p>
      <text:p text:style-name="P3"><draw:g text:anchor-type="as-char" draw:z-index="1" draw:style-name="gr1"><draw:custom-shape draw:name="Shape 2" draw:style-name="gr8" draw:text-style-name="P13" svg:width="1.563in" svg:height="1.6988in" svg:x="0in" svg:y="0in"><text:p text:style-name="P12"><text:span text:style-name="T7">Klient System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3" draw:style-name="gr9" draw:text-style-name="P14" svg:width="1.1232in" svg:height="0.2976in" svg:x="0.2201in" svg:y="0.4134in"><text:p text:style-name="P12"><text:span text:style-name="T8">Servi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9" draw:text-style-name="P14" svg:width="1.1232in" svg:height="0.2976in" svg:x="0.2201in" svg:y="0.7972in"><text:p text:style-name="P12"><text:span text:style-name="T8">Application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5" draw:style-name="gr9" draw:text-style-name="P14" svg:width="1.1232in" svg:height="0.2976in" svg:x="0.2201in" svg:y="1.2217in"><text:p text:style-name="P12"><text:span text:style-name="T8">Persisten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6" draw:style-name="gr8" draw:text-style-name="P13" svg:width="1.563in" svg:height="1.6988in" svg:x="0in" svg:y="0in"><text:p text:style-name="P12"><text:span text:style-name="T7">Producer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7" draw:style-name="gr9" draw:text-style-name="P14" svg:width="1.1232in" svg:height="0.2976in" svg:x="0.2201in" svg:y="0.4134in"><text:p text:style-name="P12"><text:span text:style-name="T8">Servi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8" draw:style-name="gr9" draw:text-style-name="P14" svg:width="1.1232in" svg:height="0.2976in" svg:x="0.2201in" svg:y="0.7972in"><text:p text:style-name="P12"><text:span text:style-name="T8">Application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9" draw:style-name="gr9" draw:text-style-name="P14" svg:width="1.1232in" svg:height="0.2976in" svg:x="0.2201in" svg:y="1.2217in"><text:p text:style-name="P12"><text:span text:style-name="T8">Persistence Laye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g draw:style-name="gr10"><draw:custom-shape draw:name="Shape 11" draw:style-name="gr11" draw:text-style-name="P15" svg:width="0.3921in" svg:height="0.2031in" svg:x="2.6161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11" draw:text-style-name="P15" svg:width="0.3921in" svg:height="0.2031in" svg:x="3.0083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1" draw:text-style-name="P15" svg:width="0.3921in" svg:height="0.2031in" svg:x="2.6161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11" draw:text-style-name="P15" svg:width="0.3921in" svg:height="0.2031in" svg:x="3.0083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11" draw:text-style-name="P15" svg:width="0.3921in" svg:height="0.2031in" svg:x="3.4008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6" draw:text-style-name="P17" svg:width="2.1898in" svg:height="0.5512in" svg:x="2.1752in" svg:y="1.9138in"><text:p text:style-name="P16"><text:span text:style-name="T9">connector.klientadministration.evtstore.v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0"><draw:custom-shape draw:name="Shape 18" draw:style-name="gr12" draw:text-style-name="P13" svg:width="1.2012in" svg:height="1.663in" svg:x="0.8402in" svg:y="1.8701in"><text:p text:style-name="P12"><text:span text:style-name="T7">ODS</text:span></text:p>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draw:name="Shape 19" draw:style-name="gr13" draw:text-style-name="P14" svg:width="1.124in" svg:height="0.2976in" svg:x="0.8791in" svg:y="2.8398in"><text:p text:style-name="P12"><text:span text:style-name="T8">Event Store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style-name="gr14" draw:text-style-name="P18" svg:width="0.0969in" svg:height="1.8925in" svg:x="1.3429in" svg:y="0.9465in"><text:p/><draw:enhanced-geometry draw:mirror-horizontal="false" draw:mirror-vertical="false" draw:text-areas="0 0 ?f0 ?f1" svg:viewBox="0 0 0 0" draw:type="ooxml-curvedConnector2" draw:enhanced-path="M 0 0 C ?f2 0 ?f0 ?f3 ?f0 ?f1 F N"><draw:equation draw:name="f0" draw:formula="logwidth"/><draw:equation draw:name="f1" draw:formula="logheight"/><draw:equation draw:name="f2" draw:formula="logwidth/2"/><draw:equation draw:name="f3" draw:formula="logheight/2"/></draw:enhanced-geometry></draw:custom-shape></draw:g><draw:custom-shape draw:name="Shape 21" draw:style-name="gr15" draw:text-style-name="P13" svg:width="1.563in" svg:height="0.5858in" svg:x="1.9173in" svg:y="0in"><text:p text:style-name="P12"><text:span text:style-name="T7">Kafka Connector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style-name="gr16" draw:text-style-name="P18" svg:width="2.2531in" svg:height="1.2579in" draw:transform="rotate (1.5707963267949) translate (1.44027777777778in 2.83958333333333in)"><text:p/><draw:enhanced-geometry draw:mirror-horizontal="false" draw:mirror-vertical="false" draw:text-areas="0 0 ?f5 ?f6" svg:viewBox="0 0 0 0" draw:type="ooxml-curvedConnector3" draw:modifiers="49999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draw:name="Shape 23" draw:style-name="gr6" draw:text-style-name="P17" svg:width="0.615in" svg:height="0.4551in" svg:x="0.9484in" svg:y="1.6992in"><text:p text:style-name="P16"><text:span text:style-name="T10">Skriver ti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4" draw:style-name="gr6" draw:text-style-name="P17" svg:width="0.4862in" svg:height="0.4551in" svg:x="3.3472in" svg:y="1.3055in"><text:p text:style-name="P16"><text:span text:style-name="T10">Læser f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8" svg:width="1.4469in" svg:height="0.5787in" draw:transform="rotate (-1.5707963267949) translate (3.27638888888889in 0.586111111111111in)"><text:p/><draw:enhanced-geometry draw:mirror-horizontal="true" draw:mirror-vertical="false" draw:text-areas="0 0 ?f5 ?f6" svg:viewBox="0 0 0 0" draw:type="ooxml-curvedConnector3" draw:modifiers="50000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draw:name="Shape 26" draw:style-name="gr6" draw:text-style-name="P17" svg:width="0.615in" svg:height="0.4551in" svg:x="2.6984in" svg:y="1.3783in"><text:p text:style-name="P16"><text:span text:style-name="T10">Skriver ti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6" draw:text-style-name="P17" svg:width="2.1906in" svg:height="0.5512in" svg:x="4.078in" svg:y="1.9138in"><text:p text:style-name="P16"><text:span text:style-name="T9">event..klientadministration.tilsyn.klient.v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8" draw:style-name="gr18" draw:text-style-name="P13" svg:width="1.5634in" svg:height="0.5858in" svg:x="3.8811in" svg:y="0in"><text:p text:style-name="P12"><text:span text:style-name="T7">Stream processor</text:span></text:p><text:p text:style-name="P12"><text:span text:style-name="T7"/></text:p><text:p text:style-name="P12"><text:span text:style-name="T7"/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g draw:style-name="gr10"><draw:custom-shape draw:name="Shape 30" draw:style-name="gr11" draw:text-style-name="P15" svg:width="0.3921in" svg:height="0.2031in" svg:x="4.2126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1" draw:style-name="gr19" draw:text-style-name="P15" svg:width="0.3925in" svg:height="0.2031in" svg:x="4.6047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2" draw:style-name="gr11" draw:text-style-name="P15" svg:width="0.3921in" svg:height="0.2031in" svg:x="4.9984in" svg:y="2.15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20" draw:text-style-name="P18" svg:width="1.3276in" svg:height="1.3921in" draw:transform="rotate (1.5707963267949) translate (3.27013888888889in 1.91388888888889in)"><text:p/><draw:enhanced-geometry draw:mirror-horizontal="false" draw:mirror-vertical="false" draw:text-areas="0 0 ?f5 ?f6" svg:viewBox="0 0 0 0" draw:type="ooxml-curvedConnector3" draw:modifiers="50000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draw:style-name="gr21" draw:text-style-name="P18" svg:width="1.415in" svg:height="0.2441in" draw:transform="rotate (-1.5707963267949) translate (4.90625in 0.586111111111111in)"><text:p/><draw:enhanced-geometry draw:mirror-horizontal="true" draw:mirror-vertical="false" draw:text-areas="0 0 ?f5 ?f6" svg:viewBox="0 0 0 0" draw:type="ooxml-curvedConnector3" draw:modifiers="50000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draw:name="Shape 35" draw:style-name="gr6" draw:text-style-name="P17" svg:width="0.6157in" svg:height="0.4551in" svg:x="4.2909in" svg:y="1.4862in"><text:p text:style-name="P16"><text:span text:style-name="T10">Skriver ti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><text:span text:style-name="T4">“Kafka Connect” er et standardprodukt, der blot kræver konfiguration.</text:span></text:p>
      <text:p text:style-name="P3"><text:span text:style-name="T4">“Stream processor” skal bygges selv - men kan laves generisk, så alle resourcetyper/eventtyper kan serviceres.</text:span></text:p>
      <text:p text:style-name="P3"><text:s/></text:p>
      <text:p text:style-name="P3"/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2">Producer via DB Eventstore mønster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"><text:span text:style-name="T3">Pros</text:span></text:p>
          </table:table-cell>
          <table:table-cell table:style-name="Table2.B2" office:value-type="string">
            <text:p text:style-name="P2"><text:span text:style-name="T3">Cons</text:span></text:p>
          </table:table-cell>
        </table:table-row>
        <table:table-row table:style-name="Table2.3">
          <table:table-cell table:style-name="Table2.A3" office:value-type="string">
            <text:p text:style-name="P1">Ingen nye runtime afhængigheder introduceres - heller ikke til en kørende Kafka </text:p>
          </table:table-cell>
          <table:table-cell table:style-name="Table2.B3" office:value-type="string">
            <text:p text:style-name="P1">Mere avanceret driftssetup</text:p>
          </table:table-cell>
        </table:table-row>
        <table:table-row table:style-name="Table2.4">
          <table:table-cell table:style-name="Table2.A4" office:value-type="string">
            <text:p text:style-name="P1">Ingen nye teknologier præsenteres for udviklerne - de skal blot skrive event til database ved hjælp af kendt teknologi</text:p>
          </table:table-cell>
          <table:table-cell table:style-name="Table2.B4" office:value-type="string">
            <text:p text:style-name="P1">Hvis connector er i fejltilstand, bliver der ikke produceret beskeder</text:p>
          </table:table-cell>
        </table:table-row>
        <table:table-row table:style-name="Table2.5">
          <table:table-cell table:style-name="Table2.A5" office:value-type="string">
            <text:p text:style-name="P1">Ingen data-inkonsistens: Skrivning af data til database og events kan foregå i et og samme commit-scope</text:p>
          </table:table-cell>
          <table:table-cell table:style-name="Table2.B5" office:value-type="string">
            <text:p text:style-name="P1">Ikke fleksibilitet omkring særlige producere egenskaber - alle egenskaber sætte op pr connector.</text:p>
          </table:table-cell>
        </table:table-row>
        <table:table-row table:style-name="Table2.6">
          <table:table-cell table:style-name="Table2.A6" office:value-type="string">
            <text:p text:style-name="P1"/>
          </table:table-cell>
          <table:table-cell table:style-name="Table2.B6" office:value-type="string">
            <text:p text:style-name="P1">Latency - det må forventes, at forsinkelsen af beskeder øges</text:p>
          </table:table-cell>
        </table:table-row>
      </table:table>
      <text:p text:style-name="P3"/>
      <text:p text:style-name="P3"/>
      <text:p text:style-name="P3">Da det vægtes højt, at være runtimemæssigt uafhængig af Kafka samt at påvirke udviklernes, at have kontrol med commit-scope samt at påvirke udviklernes arbejde mindst muligt, vælger vi at anvende det sidstenævnte mønser: “Producer via DB Eventstore”.</text:p>
      <text:p text:style-name="P10"><text:bookmark text:name="_x0kpfapkhzs1"/>Event producering fra komplicerede systemer</text:p>
      <text:p text:style-name="P3"/>
      <text:p text:style-name="P3">I nogle tilfælde, er der en række uhensigtsmæssigheder ved at skabe og aftage forretningsevents direkte fra en applikation.</text:p>
      <text:p text:style-name="P3"/>
      <text:p text:style-name="P3">Nogle af disse komplikationer kan være:</text:p>
      <text:list xml:id="list3027749555" text:style-name="WWNum2">
        <text:list-item>
          <text:p text:style-name="P7">Det er svært at overskue, hvorfra i koden opdateringerne til databasen finder sted.<text:line-break/>Muligvis sker dette fra flere forskellige steder.</text:p>
        </text:list-item>
        <text:list-item>
          <text:p text:style-name="P7"><text:soft-page-break/>Koden i sig selv er blevet så kompleks, at den er svær at rette.</text:p>
        </text:list-item>
        <text:list-item>
          <text:p text:style-name="P7">En applikation har en deploy-cyklus, der gør det svært at bevæge den frem ad</text:p>
        </text:list-item>
      </text:list>
      <text:p text:style-name="P3"/>
      <text:p text:style-name="P9">I sådanne tilfælde kan det give mening, at anlægge en mønster til generering af events, der IKKE kræver rettelser i applikationen.</text:p>
      <text:p text:style-name="P3"/>
      <text:p text:style-name="P3">Her kan med fordel anvendes dette mønster</text:p>
      <text:p text:style-name="P3"/>
      <text:p text:style-name="P3"><draw:g text:anchor-type="as-char" draw:z-index="2" draw:style-name="gr1"><draw:custom-shape draw:name="Shape 36" draw:style-name="gr22" draw:text-style-name="P19" svg:width="1.5421in" svg:height="2.9776in" svg:x="4.7264in" svg:y="0in"><text:p text:style-name="P12"><text:span text:style-name="T7">Konsu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7" draw:style-name="gr23" draw:text-style-name="P19" svg:width="4.6004in" svg:height="2.9776in" svg:x="0in" svg:y="0in"><text:p text:style-name="P12"><text:span text:style-name="T7">Produc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8" draw:style-name="gr24" draw:text-style-name="P13" svg:width="1.1114in" svg:height="1.0949in" svg:x="0.0728in" svg:y="0.5091in"><text:p text:style-name="P12"><text:span text:style-name="T7">Klient system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39" draw:style-name="gr25" draw:text-style-name="P13" svg:width="0.8335in" svg:height="0.848in" svg:x="0.2118in" svg:y="1.9091in"><text:p text:style-name="P12"><text:span text:style-name="T7">Oracle DB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40" draw:style-name="gr24" draw:text-style-name="P13" svg:width="1.1114in" svg:height="1.0949in" svg:x="1.572in" svg:y="0.5091in"><text:p text:style-name="P12"><text:span text:style-name="T7">Kafka Connecto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g draw:style-name="gr10"><draw:custom-shape draw:name="Shape 42" draw:style-name="gr26" draw:text-style-name="P15" svg:width="0.3614in" svg:height="0.2795in" svg:x="1.5854in" svg:y="2.122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3" draw:style-name="gr26" draw:text-style-name="P15" svg:width="0.3614in" svg:height="0.2795in" svg:x="1.9472in" svg:y="2.122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4" draw:style-name="gr26" draw:text-style-name="P15" svg:width="0.3614in" svg:height="0.2795in" svg:x="2.3091in" svg:y="2.122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hape 45" draw:style-name="gr27" draw:text-style-name="P13" svg:width="1.0142in" svg:height="1.0949in" svg:x="2.9547in" svg:y="0.5091in"><text:p text:style-name="P12"><text:span text:style-name="T7">Stream Processor</text:span><text:span text:style-name="T9">DataEventsto</text:span></text:p><text:p text:style-name="P12"><text:span text:style-name="T9">BusinessEvents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g draw:style-name="gr10"><draw:custom-shape draw:name="Shape 47" draw:style-name="gr28" draw:text-style-name="P15" svg:width="0.3622in" svg:height="0.2795in" svg:x="2.9189in" svg:y="2.1283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8" draw:style-name="gr26" draw:text-style-name="P15" svg:width="0.3614in" svg:height="0.2795in" svg:x="3.2811in" svg:y="2.1283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9" draw:style-name="gr26" draw:text-style-name="P15" svg:width="0.3614in" svg:height="0.2795in" svg:x="3.6429in" svg:y="2.1283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hape 50" draw:style-name="gr29" draw:text-style-name="P13" svg:width="1.0134in" svg:height="0.9469in" svg:x="4.9681in" svg:y="0.5437in"><text:p text:style-name="P12"><text:span text:style-name="T7">Microservice</text:span><text:span text:style-name="T9">BusinessEventsto</text:span></text:p><text:p text:style-name="P12"><text:span text:style-name="T9">Data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51" draw:style-name="gr30" draw:text-style-name="P13" svg:width="0.8335in" svg:height="0.7335in" svg:x="5.0583in" svg:y="2.0236in"><text:p text:style-name="P12"><text:span text:style-name="T7">local DB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style-name="gr31" draw:text-style-name="P18" svg:width="0.0012in" svg:height="0.3043in" svg:x="0.6291in" svg:y="1.6035in"><text:p/><draw:enhanced-geometry draw:mirror-horizontal="false" draw:mirror-vertical="false" svg:viewBox="0 0 21600 21600" draw:type="mso-spt32" draw:enhanced-path="M 0 0 L 21600 21600 N"/></draw:custom-shape><draw:custom-shape draw:style-name="gr32" draw:text-style-name="P18" svg:width="1.4988in" svg:height="0.3043in" draw:transform="rotate (-3.14159265358979) translate (2.12847222222222in 1.90902777777778in)"><text:p/><draw:enhanced-geometry draw:mirror-horizontal="true" draw:mirror-vertical="false" svg:viewBox="0 0 21600 21600" draw:type="mso-spt32" draw:enhanced-path="M 0 0 L 21600 21600 N"/></draw:custom-shape><draw:custom-shape draw:style-name="gr33" draw:text-style-name="P18" svg:width="0.0012in" svg:height="0.5189in" svg:x="2.1283in" svg:y="1.6035in"><text:p/><draw:enhanced-geometry draw:mirror-horizontal="false" draw:mirror-vertical="false" svg:viewBox="0 0 21600 21600" draw:type="mso-spt32" draw:enhanced-path="M 0 0 L 21600 21600 N"/></draw:custom-shape><draw:custom-shape draw:style-name="gr34" draw:text-style-name="P18" svg:width="1.3335in" svg:height="0.5189in" draw:transform="rotate (-3.14159265358979) translate (3.46180555555556in 2.12291666666667in)"><text:p/><draw:enhanced-geometry draw:mirror-horizontal="true" draw:mirror-vertical="false" svg:viewBox="0 0 21600 21600" draw:type="mso-spt32" draw:enhanced-path="M 0 0 L 21600 21600 N"/></draw:custom-shape><draw:custom-shape draw:style-name="gr35" draw:text-style-name="P18" svg:width="0.0012in" svg:height="0.524in" svg:x="3.4626in" svg:y="1.6035in"><text:p/><draw:enhanced-geometry draw:mirror-horizontal="false" draw:mirror-vertical="false" svg:viewBox="0 0 21600 21600" draw:type="mso-spt32" draw:enhanced-path="M 0 0 L 21600 21600 N"/></draw:custom-shape><draw:custom-shape draw:style-name="gr36" draw:text-style-name="P18" svg:width="0.0012in" svg:height="0.5323in" svg:x="5.4752in" svg:y="1.4909in"><text:p/><draw:enhanced-geometry draw:mirror-horizontal="false" draw:mirror-vertical="false" svg:viewBox="0 0 21600 21600" draw:type="mso-spt32" draw:enhanced-path="M 0 0 L 21600 21600 N"/></draw:custom-shape><draw:custom-shape draw:name="Shape 58" draw:style-name="gr6" draw:text-style-name="P20" svg:width="0.687in" svg:height="0.5189in" svg:x="1.7846in" svg:y="2.4028in"><text:p text:style-name="P12"><text:span text:style-name="T11">Data 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9" draw:style-name="gr6" draw:text-style-name="P20" svg:width="0.8906in" svg:height="0.5189in" svg:x="3.0165in" svg:y="2.398in"><text:p text:style-name="P12"><text:span text:style-name="T11">Business 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7" draw:text-style-name="P18" svg:width="1.5051in" svg:height="1.1106in" draw:transform="rotate (-3.14159265358979) translate (4.96666666666667in 2.12847222222222in)"><text:p/><draw:enhanced-geometry draw:mirror-horizontal="true" draw:mirror-vertical="false" svg:viewBox="0 0 21600 21600" draw:type="mso-spt32" draw:enhanced-path="M 0 0 L 21600 21600 N"/></draw:custom-shape></draw:g></text:p>
      <text:p text:style-name="P3"><text:span text:style-name="T6">“Kafka Connector” lytter efter ændringer på udvalgte tabeller i databasen og omsætter dem til tilsvarende events som lægges på Kafka.</text:span></text:p>
      <text:p text:style-name="P3"><text:span text:style-name="T6">“Kafka Connector” er her et eksempel på et cots-produkt. Komponenten kan erstattes af et tilsvarende CDC-produkt.<text:line-break/></text:span></text:p>
      <text:p text:style-name="P4"/>
      <text:p text:style-name="P3">Bemærk:</text:p>
      <text:list xml:id="list2471129079" text:style-name="WWNum1">
        <text:list-item>
          <text:p text:style-name="P8">Såvel “Kafka Connector” som den microservice, der omsætter dataevent til business events er underlagt producents ansvar!</text:p>
        </text:list-item>
        <text:list-item>
          <text:p text:style-name="P8">Afhængigt af data “Kafka Connectors” kapabiliteter, kan opgaven med at sammenstille data når data events skal omdannes til business events være kompliceret - i det, at det kan være svært at afgøre hvornår alle data til en ressource er <text:s/>landet på i Kafka, i det tilfælde hvor flere tabeller er omfattet af en ressource </text:p>
        </text:list-item>
      </text:list>
      <text:p text:style-name="P3"/>
      <text:p text:style-name="P3"/>
      <text:p text:style-name="P3">Tilsvarende vil der over tid blive behov, at legacy systemet skal opdatere sin database i forhold de ændringer, som er foretaget af Microservices i den omliggende landskab. Dette behov indtræffer, efterhånden som data-ejerskabet overgår fra legacy-systemet til microservices.</text:p>
      <text:p text:style-name="P3"/>
      <text:p text:style-name="P3">Såfremt det ikke er hensigtsmæssigt at ajourføre legacy systemet for at kunne omfavne dataændringer, kan følgende mønster anvendes til at bringe ordnede forhold omkring data:</text:p>
      <text:p text:style-name="P3"><draw:g text:anchor-type="as-char" draw:z-index="3" draw:style-name="gr1"><draw:custom-shape draw:name="Shape 61" draw:style-name="gr38" draw:text-style-name="P19" svg:width="3.4776in" svg:height="2.3224in" svg:x="0in" svg:y="0in"><text:p text:style-name="P12"><text:span text:style-name="T7">Produc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10"><draw:custom-shape draw:name="Shape 63" draw:style-name="gr39" draw:text-style-name="P15" svg:width="0.298in" svg:height="0.2177in" svg:x="1.1835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4" draw:style-name="gr40" draw:text-style-name="P15" svg:width="0.2988in" svg:height="0.2177in" svg:x="1.4819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5" draw:style-name="gr39" draw:text-style-name="P15" svg:width="0.298in" svg:height="0.2177in" svg:x="1.7811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hape 66" draw:style-name="gr41" draw:text-style-name="P13" svg:width="0.837in" svg:height="0.7378in" svg:x="0.2in" svg:y="0.4244in"><text:p text:style-name="P12"><text:span text:style-name="T7">Microservice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67" draw:style-name="gr42" draw:text-style-name="P13" svg:width="0.6886in" svg:height="0.5724in" svg:x="0.2744in" svg:y="1.578in"><text:p text:style-name="P12"><text:span text:style-name="T7">local DB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style-name="gr43" draw:text-style-name="P18" svg:width="0.0012in" svg:height="0.7713in" svg:x="0.6189in" svg:y="1.1626in"><text:p/><draw:enhanced-geometry draw:mirror-horizontal="false" draw:mirror-vertical="false" svg:viewBox="0 0 21600 21600" draw:type="mso-spt32" draw:enhanced-path="M 0 0 L 21600 21600 N"/></draw:custom-shape><draw:custom-shape draw:name="Shape 70" draw:style-name="gr6" draw:text-style-name="P20" svg:width="0.7358in" svg:height="0.5189in" svg:x="1.2638in" svg:y="1.9736in"><text:p text:style-name="P12"><text:span text:style-name="T11">Data 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18" svg:width="0.0012in" svg:height="0.5921in" svg:x="1.6319in" svg:y="1.1626in"><text:p/><draw:enhanced-geometry draw:mirror-horizontal="false" draw:mirror-vertical="false" svg:viewBox="0 0 21600 21600" draw:type="mso-spt32" draw:enhanced-path="M 0 0 L 21600 21600 N"/></draw:custom-shape><draw:g draw:style-name="gr10"><draw:custom-shape draw:name="Shape 74" draw:style-name="gr45" draw:text-style-name="P19" svg:width="2.5657in" svg:height="2.3224in" svg:x="3.7028in" svg:y="0in"><text:p text:style-name="P12"><text:span text:style-name="T7">Konsument</text:span></text:p><text:p text:style-name="P16"><text:span text:style-name="T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5" draw:style-name="gr46" draw:text-style-name="P13" svg:width="0.9185in" svg:height="0.8531in" svg:x="5.0457in" svg:y="0.3291in"><text:p text:style-name="P12"><text:span text:style-name="T7">Klientsystem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76" draw:style-name="gr47" draw:text-style-name="P13" svg:width="0.6886in" svg:height="0.6614in" svg:x="5.1602in" svg:y="1.5402in"><text:p text:style-name="P12"><text:span text:style-name="T7">Oracle DB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77" draw:style-name="gr48" draw:text-style-name="P13" svg:width="0.9189in" svg:height="0.8531in" svg:x="3.8827in" svg:y="0.3291in"><text:p text:style-name="P12"><text:span text:style-name="T7">KS-Sidecar</text:span><text:span text:style-name="T8">“Business to DB”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style-name="gr49" draw:text-style-name="P18" svg:width="0.0012in" svg:height="0.3571in" svg:x="5.5047in" svg:y="1.1827in"><text:p/><draw:enhanced-geometry draw:mirror-horizontal="false" draw:mirror-vertical="false" svg:viewBox="0 0 21600 21600" draw:type="mso-spt32" draw:enhanced-path="M 0 0 L 21600 21600 N"/></draw:custom-shape><draw:custom-shape draw:style-name="gr50" draw:text-style-name="P18" svg:width="1.163in" svg:height="0.3571in" svg:x="4.3417in" svg:y="1.1827in"><text:p/><draw:enhanced-geometry draw:mirror-horizontal="false" draw:mirror-vertical="false" svg:viewBox="0 0 21600 21600" draw:type="mso-spt32" draw:enhanced-path="M 0 0 L 21600 21600 N"/></draw:custom-shape></draw:g><draw:custom-shape draw:style-name="gr51" draw:text-style-name="P18" svg:width="1.5925in" svg:height="0.5717in" draw:transform="rotate (-3.14159265358979) translate (4.34027777777778in 1.75486111111111in)"><text:p/><draw:enhanced-geometry draw:mirror-horizontal="true" draw:mirror-vertical="false" svg:viewBox="0 0 21600 21600" draw:type="mso-spt32" draw:enhanced-path="M 0 0 L 21600 21600 N"/></draw:custom-shape><draw:custom-shape draw:name="Shape 72" draw:style-name="gr52" draw:text-style-name="P13" svg:width="0.8378in" svg:height="0.7378in" svg:x="1.2126in" svg:y="0.4244in"><text:p text:style-name="P12"><text:span text:style-name="T7">Kafka Connector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69" draw:style-name="gr53" draw:text-style-name="P21" svg:width="0.5087in" svg:height="0.1539in" svg:x="0.3638in" svg:y="1.9339in"><text:p text:style-name="P16"><text:span text:style-name="T12">Event sto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4" draw:text-style-name="P18" svg:width="1.013in" svg:height="0.7713in" draw:transform="rotate (-3.14159265358979) translate (1.63125in 1.93402777777778in)"><text:p/><draw:enhanced-geometry draw:mirror-horizontal="true" draw:mirror-vertical="false" svg:viewBox="0 0 21600 21600" draw:type="mso-spt32" draw:enhanced-path="M 0 0 L 21600 21600 N"/></draw:custom-shape><draw:custom-shape draw:name="Shape 83" draw:style-name="gr55" draw:text-style-name="P13" svg:width="0.837in" svg:height="0.8539in" svg:x="2.3252in" svg:y="0.4244in"><text:p text:style-name="P12"><text:span text:style-name="T7">Stream Processor</text:span><text:span text:style-name="T9">DataEventsto</text:span></text:p><text:p text:style-name="P12"><text:span text:style-name="T9">BusinessEvents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g draw:style-name="gr10"><draw:custom-shape draw:name="Shape 85" draw:style-name="gr39" draw:text-style-name="P15" svg:width="0.298in" svg:height="0.2177in" svg:x="2.3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1" draw:style-name="gr39" draw:text-style-name="P15" svg:width="0.298in" svg:height="0.2177in" svg:x="2.5992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6" draw:style-name="gr39" draw:text-style-name="P15" svg:width="0.298in" svg:height="0.2177in" svg:x="2.898in" svg:y="1.7547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hape 87" draw:style-name="gr6" draw:text-style-name="P20" svg:width="0.735in" svg:height="0.5189in" svg:x="2.3902in" svg:y="1.9736in"><text:p text:style-name="P12"><text:span text:style-name="T11">Business even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6" draw:text-style-name="P18" svg:width="1.1114in" svg:height="0.4768in" draw:transform="rotate (-3.14159265358979) translate (2.74375in 1.75486111111111in)"><text:p/><draw:enhanced-geometry draw:mirror-horizontal="true" draw:mirror-vertical="false" svg:viewBox="0 0 21600 21600" draw:type="mso-spt32" draw:enhanced-path="M 0 0 L 21600 21600 N"/></draw:custom-shape><draw:custom-shape draw:style-name="gr57" draw:text-style-name="P18" svg:width="0.0043in" svg:height="0.4768in" svg:x="2.7437in" svg:y="1.278in"><text:p/><draw:enhanced-geometry draw:mirror-horizontal="false" draw:mirror-vertical="false" svg:viewBox="0 0 21600 21600" draw:type="mso-spt32" draw:enhanced-path="M 0 0 L 21600 21600 N"/></draw:custom-shape></draw:g></text:p>
      <text:p text:style-name="P3"/>
      <text:p text:style-name="P3">Bemærk, at den service, der har som ansvar at ajourføre legacy systemets data - KS-Sidecar - er under konsumements/legacy-systemets ansvar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57" meta:word-count="788" meta:character-count="5240" meta:non-whitespace-character-count="4502"/>
    <meta:generator>LibreOfficeDev/6.0.5.2$Linux_X86_64 LibreOffice_project/</meta:generator>
  </office:meta>
</office:document-meta>
</file>